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nsolas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onsolas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nsolas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ce4"/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9"/>
          <table:table-cell table:style-name="ce7" office:value-type="string" calcext:value-type="string">
            <text:p>T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style-name="ce7" office:value-type="string" calcext:value-type="string">
            <text:p>T1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R2</text:p>
          </table:table-cell>
          <table:table-cell table:number-columns-repeated="16361"/>
        </table:table-row>
        <table:table-row table:style-name="ro1">
          <table:table-cell table:number-columns-repeated="18"/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18"/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1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B1</text:p>
          </table:table-cell>
          <table:table-cell table:style-name="Default"/>
          <table:table-cell table:number-columns-repeated="16361"/>
        </table:table-row>
        <table:table-row table:style-name="ro1">
          <table:table-cell table:number-columns-repeated="20"/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B2</text:p>
          </table:table-cell>
          <table:table-cell table:number-columns-repeated="16362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08:56:37.977682453</meta:creation-date>
    <dc:date>2023-03-11T09:03:44.979426560</dc:date>
    <meta:editing-duration>PT6M55S</meta:editing-duration>
    <meta:editing-cycles>5</meta:editing-cycles>
    <meta:generator>LibreOffice/7.4.4.2$Linux_X86_64 LibreOffice_project/40$Build-2</meta:generator>
    <meta:document-statistic meta:table-count="1" meta:cell-count="17" meta:object-count="0"/>
  </office:meta>
</office:document-meta>
</file>